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text-indent="1.27cm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cm" style:writing-mode="lr-tb"/>
    </style:style>
    <style:style style:name="P12" style:family="paragraph" style:parent-style-name="Standard">
      <style:paragraph-properties fo:break-before="auto" fo:text-indent="0cm" fo:line-height="115%" fo:margin-left="0cm" style:writing-mode="lr-tb"/>
    </style:style>
    <style:style style:name="T12_1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P14" style:family="paragraph" style:parent-style-name="Standard">
      <style:paragraph-properties fo:break-before="auto" fo:text-indent="0cm" fo:line-height="115%" fo:margin-left="0cm" style:writing-mode="lr-tb"/>
    </style:style>
    <style:style style:name="P15" style:family="paragraph" style:parent-style-name="Standard">
      <style:paragraph-properties fo:break-before="auto" fo:text-indent="0cm" fo:line-height="115%" fo:margin-left="0cm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P16" style:family="paragraph" style:parent-style-name="Standard">
      <style:paragraph-properties fo:break-before="auto" fo:text-indent="0cm" fo:line-height="115%" fo:margin-lef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>
      <style:text-properties fo:color="#1155cc" style:text-underline-style="solid" style:text-underline-color="font-color"/>
    </style:style>
    <style:style style:name="T21_23" style:family="text"/>
    <style:style style:name="T21_24" style:family="text">
      <style:text-properties fo:color="#1155cc" style:text-underline-style="solid" style:text-underline-color="font-color"/>
    </style:style>
    <style:style style:name="T21_25" style:family="text"/>
    <style:style style:name="T21_26" style:family="text">
      <style:text-properties fo:color="#1155cc" style:text-underline-style="solid" style:text-underline-color="font-color"/>
    </style:style>
    <style:style style:name="T21_27" style:family="text"/>
    <style:style style:name="T21_28" style:family="text">
      <style:text-properties fo:color="#1155cc" style:text-underline-style="solid" style:text-underline-color="font-color"/>
    </style:style>
    <style:style style:name="T21_29" style:family="text"/>
    <style:style style:name="T21_30" style:family="text">
      <style:text-properties fo:color="#1155cc" style:text-underline-style="solid" style:text-underline-color="font-color"/>
    </style:style>
    <style:style style:name="T21_31" style:family="text"/>
    <style:style style:name="T21_32" style:family="text">
      <style:text-properties fo:color="#1155cc" style:text-underline-style="solid" style:text-underline-color="font-color"/>
    </style:style>
    <style:style style:name="T21_33" style:family="text"/>
    <style:style style:name="T21_34" style:family="text">
      <style:text-properties fo:color="#1155cc" style:text-underline-style="solid" style:text-underline-color="font-color"/>
    </style:style>
    <style:style style:name="T21_35" style:family="text"/>
    <style:style style:name="T21_36" style:family="text">
      <style:text-properties fo:color="#1155cc" style:text-underline-style="solid" style:text-underline-color="font-color"/>
    </style:style>
    <style:style style:name="T21_37" style:family="text"/>
    <style:style style:name="T21_38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T49_17" style:family="text"/>
    <style:style style:name="T49_18" style:family="text">
      <style:text-properties fo:color="#1155cc" style:text-underline-style="solid" style:text-underline-color="font-color"/>
    </style:style>
    <style:style style:name="T49_19" style:family="text"/>
    <style:style style:name="T49_20" style:family="text">
      <style:text-properties fo:color="#1155cc" style:text-underline-style="solid" style:text-underline-color="font-color"/>
    </style:style>
    <style:style style:name="T49_21" style:family="text"/>
    <style:style style:name="T49_22" style:family="text">
      <style:text-properties fo:color="#1155cc" style:text-underline-style="solid" style:text-underline-color="font-color"/>
    </style:style>
    <style:style style:name="T49_23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weight="bold" style:font-weight-asian="bold" style:font-weight-complex="bold"/>
    </style:style>
    <style:style style:name="T88_2" style:family="text">
      <style:text-properties fo:font-weight="bold" style:font-weight-asian="bold" style:font-weight-complex="bold"/>
    </style:style>
    <style:style style:name="T88_3" style:family="text">
      <style:text-properties fo:font-weight="bold" style:font-weight-asian="bold" style:font-weight-complex="bold"/>
    </style:style>
    <style:style style:name="T88_4" style:family="text">
      <style:text-properties fo:font-weight="bold" style:font-weight-asian="bold" style:font-weight-complex="bold"/>
    </style:style>
    <style:style style:name="T88_5" style:family="text">
      <style:text-properties fo:font-weight="bold" style:font-weight-asian="bold" style:font-weight-complex="bold"/>
    </style:style>
    <style:style style:name="T88_6" style:family="text">
      <style:text-properties fo:font-weight="bold" style:font-weight-asian="bold" style:font-weight-complex="bold"/>
    </style:style>
    <style:style style:name="T88_7" style:family="text">
      <style:text-properties fo:font-weight="bold" style:font-weight-asian="bold" style:font-weight-complex="bold"/>
    </style:style>
    <style:style style:name="T88_8" style:family="text">
      <style:text-properties fo:font-weight="bold" style:font-weight-asian="bold" style:font-weight-complex="bold"/>
    </style:style>
    <style:style style:name="T88_9" style:family="text">
      <style:text-properties fo:font-weight="bold" style:font-weight-asian="bold" style:font-weight-complex="bold"/>
    </style:style>
    <style:style style:name="T88_10" style:family="text">
      <style:text-properties fo:font-weight="bold" style:font-weight-asian="bold" style:font-weight-complex="bold"/>
    </style:style>
    <style:style style:name="T88_11" style:family="text">
      <style:text-properties fo:font-weight="bold" style:font-weight-asian="bold" style:font-weight-complex="bold"/>
    </style:style>
    <style:style style:name="T88_12" style:family="text">
      <style:text-properties fo:font-weight="bold" style:font-weight-asian="bold" style:font-weight-complex="bold"/>
    </style:style>
    <style:style style:name="T88_13" style:family="text">
      <style:text-properties fo:font-weight="bold" style:font-weight-asian="bold" style:font-weight-complex="bold"/>
    </style:style>
    <style:style style:name="T88_14" style:family="text"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P104" style:family="paragraph" style:parent-style-name="Standard">
      <style:paragraph-properties fo:break-before="auto" fo:line-height="115%" fo:margin-top="0cm" fo:margin-bottom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</office:automatic-styles>
  <office:body>
    <office:text>
      <text:p text:style-name="P1"><text:span text:style-name="T1_1">‘</text:span><text:span text:style-name="T1_2">Our</text:span><text:span text:style-name="T1_3"><text:s/></text:span><text:span text:style-name="T1_4">School</text:span><text:span text:style-name="T1_5">’<text:s/></text:span></text:p>
      <text:p text:style-name="P2"/>
      <text:p text:style-name="P3"><text:span text:style-name="T3_1">Materials</text:span></text:p>
      <text:p text:style-name="P4"><text:span text:style-name="T4_1">Wikipedia</text:span><text:span text:style-name="T4_2"><text:s/></text:span><text:span text:style-name="T4_3">school</text:span><text:span text:style-name="T4_4"><text:s/></text:span><text:span text:style-name="T4_5">template</text:span></text:p>
      <text:p text:style-name="P5"><text:span text:style-name="T5_1">Computers</text:span><text:span text:style-name="T5_2"><text:s/></text:span><text:span text:style-name="T5_3">with</text:span><text:span text:style-name="T5_4"><text:s/></text:span><text:span text:style-name="T5_5">Firefox</text:span><text:span text:style-name="T5_6">/</text:span><text:span text:style-name="T5_7">Chrome</text:span></text:p>
      <text:p text:style-name="P6"><text:span text:style-name="T6_1">Scrap</text:span><text:span text:style-name="T6_2"><text:s/></text:span><text:span text:style-name="T6_3">paper</text:span><text:span text:style-name="T6_4">,<text:s/></text:span><text:span text:style-name="T6_5">markers</text:span><text:span text:style-name="T6_6">,<text:s/></text:span><text:span text:style-name="T6_7">magazines</text:span><text:span text:style-name="T6_8">,<text:s/></text:span><text:span text:style-name="T6_9">newspapers</text:span></text:p>
      <text:p text:style-name="P7"/>
      <text:p text:style-name="P8"><text:span text:style-name="T8_1">webmaker</text:span><text:span text:style-name="T8_2"><text:s/></text:span><text:span text:style-name="T8_3">scavenger</text:span><text:span text:style-name="T8_4"><text:s/></text:span><text:span text:style-name="T8_5">hunt</text:span><text:span text:style-name="T8_6"><text:s/></text:span></text:p>
      <text:p text:style-name="P9"><text:span text:style-name="T9_1">Webmaker</text:span><text:span text:style-name="T9_2"><text:s/></text:span><text:span text:style-name="T9_3">version</text:span><text:span text:style-name="T9_4"><text:s/></text:span><text:span text:style-name="T9_5">of</text:span><text:span text:style-name="T9_6"><text:s/></text:span><text:span text:style-name="T9_7">Evolution</text:span></text:p>
      <text:p text:style-name="P10"><text:span text:style-name="T10_1"><text:a xlink:type="simple" xlink:href="http://improvencyclopedia.org/games/Evolution.html"><text:span text:style-name="T10_2">http</text:span></text:a></text:span><text:span text:style-name="T10_3"><text:a xlink:type="simple" xlink:href="http://improvencyclopedia.org/games/Evolution.html"><text:span text:style-name="T10_4">://</text:span></text:a></text:span><text:span text:style-name="T10_5"><text:a xlink:type="simple" xlink:href="http://improvencyclopedia.org/games/Evolution.html"><text:span text:style-name="T10_6">improvencyclopedia</text:span></text:a></text:span><text:span text:style-name="T10_7"><text:a xlink:type="simple" xlink:href="http://improvencyclopedia.org/games/Evolution.html"><text:span text:style-name="T10_8">.</text:span></text:a></text:span><text:span text:style-name="T10_9"><text:a xlink:type="simple" xlink:href="http://improvencyclopedia.org/games/Evolution.html"><text:span text:style-name="T10_10">org</text:span></text:a></text:span><text:span text:style-name="T10_11"><text:a xlink:type="simple" xlink:href="http://improvencyclopedia.org/games/Evolution.html"><text:span text:style-name="T10_12">/</text:span></text:a></text:span><text:span text:style-name="T10_13"><text:a xlink:type="simple" xlink:href="http://improvencyclopedia.org/games/Evolution.html"><text:span text:style-name="T10_14">games</text:span></text:a></text:span><text:span text:style-name="T10_15"><text:a xlink:type="simple" xlink:href="http://improvencyclopedia.org/games/Evolution.html"><text:span text:style-name="T10_16">/</text:span></text:a></text:span><text:span text:style-name="T10_17"><text:a xlink:type="simple" xlink:href="http://improvencyclopedia.org/games/Evolution.html"><text:span text:style-name="T10_18">Evolution</text:span></text:a></text:span><text:span text:style-name="T10_19"><text:a xlink:type="simple" xlink:href="http://improvencyclopedia.org/games/Evolution.html"><text:span text:style-name="T10_20">.</text:span></text:a></text:span><text:span text:style-name="T10_21"><text:a xlink:type="simple" xlink:href="http://improvencyclopedia.org/games/Evolution.html"><text:span text:style-name="T10_22">html</text:span></text:a></text:span></text:p>
      <text:p text:style-name="P11"/>
      <text:p text:style-name="P12"><text:span text:style-name="T12_1">Optional</text:span></text:p>
      <text:p text:style-name="P13"><text:span text:style-name="T13_1">Will</text:span><text:span text:style-name="T13_2"><text:s/></text:span><text:span text:style-name="T13_3">Invite</text:span><text:span text:style-name="T13_4">/</text:span><text:span text:style-name="T13_5">Skype</text:span><text:span text:style-name="T13_6"><text:s/></text:span><text:span text:style-name="T13_7">with</text:span><text:span text:style-name="T13_8"><text:s/></text:span><text:span text:style-name="T13_9">mentors</text:span><text:span text:style-name="T13_10"><text:s/></text:span><text:span text:style-name="T13_11">on</text:span><text:span text:style-name="T13_12"><text:s/></text:span><text:span text:style-name="T13_13">subjects</text:span><text:span text:style-name="T13_14"><text:s/></text:span><text:span text:style-name="T13_15">like</text:span><text:span text:style-name="T13_16"><text:s/></text:span><text:span text:style-name="T13_17">Inventing</text:span><text:span text:style-name="T13_18">,<text:s/></text:span><text:span text:style-name="T13_19">filmmaking</text:span><text:span text:style-name="T13_20">,<text:s/></text:span><text:span text:style-name="T13_21">Open</text:span><text:span text:style-name="T13_22"><text:s/></text:span><text:span text:style-name="T13_23">Web</text:span><text:span text:style-name="T13_24"><text:s/>,<text:s/></text:span><text:span text:style-name="T13_25">making</text:span><text:span text:style-name="T13_26"><text:s/></text:span><text:span text:style-name="T13_27">games</text:span><text:span text:style-name="T13_28">,<text:s/></text:span><text:span text:style-name="T13_29">Open</text:span><text:span text:style-name="T13_30"><text:s/></text:span><text:span text:style-name="T13_31">data</text:span><text:span text:style-name="T13_32"><text:s/>(</text:span><text:span text:style-name="T13_33">etc</text:span><text:span text:style-name="T13_34">).</text:span></text:p>
      <text:p text:style-name="P14"/>
      <text:p text:style-name="P15"><text:span text:style-name="T15_1">Audience</text:span><text:span text:style-name="T15_2"><text:s/></text:span><text:span text:style-name="T15_3">Grades</text:span><text:span text:style-name="T15_4"><text:s/>5<text:s/>(</text:span><text:span text:style-name="T15_5">age</text:span><text:span text:style-name="T15_6"><text:s/>10-11)<text:s text:c="2"/>(</text:span><text:span text:style-name="T15_7">must</text:span><text:span text:style-name="T15_8"><text:s/></text:span><text:span text:style-name="T15_9">be</text:span><text:span text:style-name="T15_10"><text:s/></text:span><text:span text:style-name="T15_11">able</text:span><text:span text:style-name="T15_12"><text:s/></text:span><text:span text:style-name="T15_13">to</text:span><text:span text:style-name="T15_14"><text:s/></text:span><text:span text:style-name="T15_15">read</text:span><text:span text:style-name="T15_16">/</text:span><text:span text:style-name="T15_17">write</text:span><text:span text:style-name="T15_18"><text:s/></text:span><text:span text:style-name="T15_19">French</text:span><text:span text:style-name="T15_20"><text:s/></text:span><text:span text:style-name="T15_21">or</text:span><text:span text:style-name="T15_22"><text:s/></text:span><text:span text:style-name="T15_23">English</text:span><text:span text:style-name="T15_24">)</text:span></text:p>
      <text:p text:style-name="P16"><text:span text:style-name="T16_1">Max</text:span><text:span text:style-name="T16_2"><text:s/></text:span><text:span text:style-name="T16_3">number</text:span><text:span text:style-name="T16_4"><text:s/></text:span><text:span text:style-name="T16_5">of</text:span><text:span text:style-name="T16_6"><text:s/></text:span><text:span text:style-name="T16_7">kids</text:span><text:span text:style-name="T16_8"><text:s/></text:span><text:span text:style-name="T16_9">depends</text:span><text:span text:style-name="T16_10"><text:s/></text:span><text:span text:style-name="T16_11">on</text:span><text:span text:style-name="T16_12"><text:s/></text:span><text:span text:style-name="T16_13">technology</text:span><text:span text:style-name="T16_14"><text:s/></text:span><text:span text:style-name="T16_15">available</text:span></text:p>
      <text:p text:style-name="P17"/>
      <text:p text:style-name="P18"><text:span text:style-name="T18_1">Week</text:span><text:span text:style-name="T18_2"><text:s/>1</text:span></text:p>
      <text:list text:style-name="LS1" xml:id="list0">
        <text:list-item>
          <text:p text:style-name="P19"><text:span text:style-name="T19_1">Introduction</text:span><text:span text:style-name="T19_2"><text:s/></text:span><text:span text:style-name="T19_3">to</text:span><text:span text:style-name="T19_4"><text:s/></text:span><text:span text:style-name="T19_5">Webmaking</text:span><text:span text:style-name="T19_6"><text:s/></text:span><text:span text:style-name="T19_7">and</text:span><text:span text:style-name="T19_8"><text:s/></text:span><text:span text:style-name="T19_9">the</text:span><text:span text:style-name="T19_10"><text:s/></text:span><text:span text:style-name="T19_11">Open</text:span><text:span text:style-name="T19_12"><text:s/></text:span><text:span text:style-name="T19_13">Web</text:span></text:p>
        </text:list-item>
        <text:list-item>
          <text:p text:style-name="P20"><text:span text:style-name="T20_1">Wikipedia</text:span><text:span text:style-name="T20_2"><text:s/></text:span><text:span text:style-name="T20_3">Introduction</text:span><text:span text:style-name="T20_4">,<text:s/></text:span><text:span text:style-name="T20_5">assign</text:span><text:span text:style-name="T20_6"><text:s/></text:span><text:span text:style-name="T20_7">knowledge</text:span><text:span text:style-name="T20_8"><text:s/></text:span><text:span text:style-name="T20_9">gathering</text:span><text:span text:style-name="T20_10"><text:s/></text:span><text:span text:style-name="T20_11">topics</text:span><text:span text:style-name="T20_12"><text:s/></text:span><text:span text:style-name="T20_13">to</text:span><text:span text:style-name="T20_14"><text:s/></text:span><text:span text:style-name="T20_15">groups</text:span><text:span text:style-name="T20_16"><text:s/></text:span><text:span text:style-name="T20_17">and</text:span><text:span text:style-name="T20_18"><text:s/></text:span><text:span text:style-name="T20_19">individuals</text:span><text:span text:style-name="T20_20"><text:s/></text:span><text:span text:style-name="T20_21">so</text:span><text:span text:style-name="T20_22"><text:s/></text:span><text:span text:style-name="T20_23">we</text:span><text:span text:style-name="T20_24"><text:s/></text:span><text:span text:style-name="T20_25">can</text:span><text:span text:style-name="T20_26"><text:s/></text:span><text:span text:style-name="T20_27">add</text:span><text:span text:style-name="T20_28"><text:s/></text:span><text:span text:style-name="T20_29">to</text:span><text:span text:style-name="T20_30"><text:s/></text:span><text:span text:style-name="T20_31">our</text:span><text:span text:style-name="T20_32"><text:s/></text:span><text:span text:style-name="T20_33">Wiki</text:span><text:span text:style-name="T20_34"><text:s/></text:span><text:span text:style-name="T20_35">every</text:span><text:span text:style-name="T20_36"><text:s/></text:span><text:span text:style-name="T20_37">week</text:span><text:span text:style-name="T20_38">.</text:span></text:p>
        </text:list-item>
        <text:list-item>
          <text:p text:style-name="P21"><text:span text:style-name="T21_1"><text:a xlink:type="simple" xlink:href="http://en.wikipedia.org/wiki/File:Ecole_poirier_elementary.jpg"><text:span text:style-name="T21_2">http</text:span></text:a></text:span><text:span text:style-name="T21_3"><text:a xlink:type="simple" xlink:href="http://en.wikipedia.org/wiki/File:Ecole_poirier_elementary.jpg"><text:span text:style-name="T21_4">://</text:span></text:a></text:span><text:span text:style-name="T21_5"><text:a xlink:type="simple" xlink:href="http://en.wikipedia.org/wiki/File:Ecole_poirier_elementary.jpg"><text:span text:style-name="T21_6">en</text:span></text:a></text:span><text:span text:style-name="T21_7"><text:a xlink:type="simple" xlink:href="http://en.wikipedia.org/wiki/File:Ecole_poirier_elementary.jpg"><text:span text:style-name="T21_8">.</text:span></text:a></text:span><text:span text:style-name="T21_9"><text:a xlink:type="simple" xlink:href="http://en.wikipedia.org/wiki/File:Ecole_poirier_elementary.jpg"><text:span text:style-name="T21_10">wikipedia</text:span></text:a></text:span><text:span text:style-name="T21_11"><text:a xlink:type="simple" xlink:href="http://en.wikipedia.org/wiki/File:Ecole_poirier_elementary.jpg"><text:span text:style-name="T21_12">.</text:span></text:a></text:span><text:span text:style-name="T21_13"><text:a xlink:type="simple" xlink:href="http://en.wikipedia.org/wiki/File:Ecole_poirier_elementary.jpg"><text:span text:style-name="T21_14">org</text:span></text:a></text:span><text:span text:style-name="T21_15"><text:a xlink:type="simple" xlink:href="http://en.wikipedia.org/wiki/File:Ecole_poirier_elementary.jpg"><text:span text:style-name="T21_16">/</text:span></text:a></text:span><text:span text:style-name="T21_17"><text:a xlink:type="simple" xlink:href="http://en.wikipedia.org/wiki/File:Ecole_poirier_elementary.jpg"><text:span text:style-name="T21_18">wiki</text:span></text:a></text:span><text:span text:style-name="T21_19"><text:a xlink:type="simple" xlink:href="http://en.wikipedia.org/wiki/File:Ecole_poirier_elementary.jpg"><text:span text:style-name="T21_20">/</text:span></text:a></text:span><text:span text:style-name="T21_21"><text:a xlink:type="simple" xlink:href="http://en.wikipedia.org/wiki/File:Ecole_poirier_elementary.jpg"><text:span text:style-name="T21_22">File</text:span></text:a></text:span><text:span text:style-name="T21_23"><text:a xlink:type="simple" xlink:href="http://en.wikipedia.org/wiki/File:Ecole_poirier_elementary.jpg"><text:span text:style-name="T21_24">:</text:span></text:a></text:span><text:span text:style-name="T21_25"><text:a xlink:type="simple" xlink:href="http://en.wikipedia.org/wiki/File:Ecole_poirier_elementary.jpg"><text:span text:style-name="T21_26">Ecole</text:span></text:a></text:span><text:span text:style-name="T21_27"><text:a xlink:type="simple" xlink:href="http://en.wikipedia.org/wiki/File:Ecole_poirier_elementary.jpg"><text:span text:style-name="T21_28">_</text:span></text:a></text:span><text:span text:style-name="T21_29"><text:a xlink:type="simple" xlink:href="http://en.wikipedia.org/wiki/File:Ecole_poirier_elementary.jpg"><text:span text:style-name="T21_30">poirier</text:span></text:a></text:span><text:span text:style-name="T21_31"><text:a xlink:type="simple" xlink:href="http://en.wikipedia.org/wiki/File:Ecole_poirier_elementary.jpg"><text:span text:style-name="T21_32">_</text:span></text:a></text:span><text:span text:style-name="T21_33"><text:a xlink:type="simple" xlink:href="http://en.wikipedia.org/wiki/File:Ecole_poirier_elementary.jpg"><text:span text:style-name="T21_34">elementary</text:span></text:a></text:span><text:span text:style-name="T21_35"><text:a xlink:type="simple" xlink:href="http://en.wikipedia.org/wiki/File:Ecole_poirier_elementary.jpg"><text:span text:style-name="T21_36">.</text:span></text:a></text:span><text:span text:style-name="T21_37"><text:a xlink:type="simple" xlink:href="http://en.wikipedia.org/wiki/File:Ecole_poirier_elementary.jpg"><text:span text:style-name="T21_38">jpg</text:span></text:a></text:span></text:p>
        </text:list-item>
      </text:list>
      <text:p text:style-name="P22"/>
      <text:p text:style-name="P23"><text:span text:style-name="T23_1">Week</text:span><text:span text:style-name="T23_2"><text:s/>2</text:span></text:p>
      <text:p text:style-name="P24"/>
      <text:list text:style-name="LS2" xml:id="list3">
        <text:list-item>
          <text:p text:style-name="P25"><text:span text:style-name="T25_1">Introduction</text:span><text:span text:style-name="T25_2"><text:s/></text:span><text:span text:style-name="T25_3">to</text:span><text:span text:style-name="T25_4"><text:s/></text:span><text:span text:style-name="T25_5">HTML</text:span><text:span text:style-name="T25_6">/<text:s/></text:span><text:span text:style-name="T25_7">CSS</text:span></text:p>
        </text:list-item>
        <text:list-item>
          <text:p text:style-name="P26"><text:span text:style-name="T26_1">Thimble</text:span><text:span text:style-name="T26_2"><text:s/></text:span><text:span text:style-name="T26_3">School</text:span><text:span text:style-name="T26_4"><text:s/></text:span><text:span text:style-name="T26_5">Template</text:span><text:span text:style-name="T26_6"><text:s/></text:span></text:p>
        </text:list-item>
        <text:list-item>
          <text:p text:style-name="P27"><text:span text:style-name="T27_1">Sharing</text:span><text:span text:style-name="T27_2"><text:s/></text:span></text:p>
        </text:list-item>
        <text:list-item>
          <text:p text:style-name="P28"><text:span text:style-name="T28_1">Add</text:span><text:span text:style-name="T28_2"><text:s/></text:span><text:span text:style-name="T28_3">to</text:span><text:span text:style-name="T28_4"><text:s/></text:span><text:span text:style-name="T28_5">our</text:span><text:span text:style-name="T28_6"><text:s/></text:span><text:span text:style-name="T28_7">Wikipedia</text:span><text:span text:style-name="T28_8"><text:s/></text:span><text:span text:style-name="T28_9">page</text:span></text:p>
        </text:list-item>
      </text:list>
      <text:p text:style-name="P29"/>
      <text:p text:style-name="P30"><text:span text:style-name="T30_1">Week</text:span><text:span text:style-name="T30_2"><text:s/>3</text:span></text:p>
      <text:p text:style-name="P31"/>
      <text:list text:style-name="LS3" xml:id="list7">
        <text:list-item>
          <text:p text:style-name="P32"><text:span text:style-name="T32_1">More</text:span><text:span text:style-name="T32_2"><text:s/></text:span><text:span text:style-name="T32_3">advanced</text:span><text:span text:style-name="T32_4"><text:s/></text:span><text:span text:style-name="T32_5">HTML</text:span><text:span text:style-name="T32_6">/</text:span><text:span text:style-name="T32_7">CSS</text:span></text:p>
        </text:list-item>
        <text:list-item>
          <text:p text:style-name="P33"><text:span text:style-name="T33_1">Mozilla</text:span><text:span text:style-name="T33_2"><text:s/></text:span><text:span text:style-name="T33_3">Thimble</text:span><text:span text:style-name="T33_4"><text:s/></text:span><text:span text:style-name="T33_5">Projects</text:span><text:span text:style-name="T33_6"><text:s/></text:span></text:p>
        </text:list-item>
        <text:list-item>
          <text:p text:style-name="P34"><text:span text:style-name="T34_1">Sharing</text:span></text:p>
        </text:list-item>
        <text:list-item>
          <text:p text:style-name="P35"><text:span text:style-name="T35_1">Add</text:span><text:span text:style-name="T35_2"><text:s/></text:span><text:span text:style-name="T35_3">to</text:span><text:span text:style-name="T35_4"><text:s/></text:span><text:span text:style-name="T35_5">our</text:span><text:span text:style-name="T35_6"><text:s/></text:span><text:span text:style-name="T35_7">Wikipedia</text:span><text:span text:style-name="T35_8"><text:s/></text:span><text:span text:style-name="T35_9">page</text:span></text:p>
        </text:list-item>
      </text:list>
      <text:p text:style-name="P36"/>
      <text:p text:style-name="P37"><text:span text:style-name="T37_1">Week</text:span><text:span text:style-name="T37_2"><text:s/>4</text:span></text:p>
      <text:p text:style-name="P38"/>
      <text:p text:style-name="P39"/>
      <text:list text:style-name="LS4" xml:id="list11">
        <text:list-item>
          <text:p text:style-name="P40"><text:span text:style-name="T40_1"><text:a xlink:type="simple" xlink:href="http://youtu.be/rfQqh7iCcOU"><text:span text:style-name="T40_2">Makey</text:span></text:a></text:span><text:span text:style-name="T40_3"><text:a xlink:type="simple" xlink:href="http://youtu.be/rfQqh7iCcOU"><text:span text:style-name="T40_4"><text:s/></text:span></text:a></text:span><text:span text:style-name="T40_5"><text:a xlink:type="simple" xlink:href="http://youtu.be/rfQqh7iCcOU"><text:span text:style-name="T40_6">Makey</text:span></text:a></text:span><text:span text:style-name="T40_7"><text:a xlink:type="simple" xlink:href="http://youtu.be/rfQqh7iCcOU"><text:span text:style-name="T40_8"><text:s/></text:span></text:a></text:span><text:span text:style-name="T40_9"><text:a xlink:type="simple" xlink:href="http://youtu.be/rfQqh7iCcOU"><text:span text:style-name="T40_10">Invention</text:span></text:a></text:span><text:span text:style-name="T40_11"><text:a xlink:type="simple" xlink:href="http://youtu.be/rfQqh7iCcOU"><text:span text:style-name="T40_12"><text:s/></text:span></text:a></text:span><text:span text:style-name="T40_13"><text:a xlink:type="simple" xlink:href="http://youtu.be/rfQqh7iCcOU"><text:span text:style-name="T40_14">Kit</text:span></text:a></text:span></text:p>
        </text:list-item>
        <text:list-item>
          <text:p text:style-name="P41"><text:span text:style-name="T41_1">Add</text:span><text:span text:style-name="T41_2"><text:s/></text:span><text:span text:style-name="T41_3">to</text:span><text:span text:style-name="T41_4"><text:s/></text:span><text:span text:style-name="T41_5">our</text:span><text:span text:style-name="T41_6"><text:s/></text:span><text:span text:style-name="T41_7">Wikipedia</text:span><text:span text:style-name="T41_8"><text:s/></text:span><text:span text:style-name="T41_9">Page</text:span></text:p>
        </text:list-item>
      </text:list>
      <text:p text:style-name="P42"/>
      <text:p text:style-name="P43"/>
      <text:p text:style-name="P44"/>
      <text:p text:style-name="P45"/>
      <text:p text:style-name="P46"/>
      <text:p text:style-name="P47"><text:span text:style-name="T47_1">Week</text:span><text:span text:style-name="T47_2"><text:s/>5</text:span></text:p>
      <text:p text:style-name="P48"/>
      <text:list text:style-name="LS5" xml:id="list13">
        <text:list-item>
          <text:p text:style-name="P49"><text:span text:style-name="T49_1">Remixable</text:span><text:span text:style-name="T49_2"><text:s/></text:span><text:span text:style-name="T49_3">Games</text:span><text:span text:style-name="T49_4"><text:s text:c="2"/>(</text:span><text:span text:style-name="T49_5"><text:a xlink:type="simple" xlink:href="http://www.craftyy.com/c"><text:span text:style-name="T49_6">http</text:span></text:a></text:span><text:span text:style-name="T49_7"><text:a xlink:type="simple" xlink:href="http://www.craftyy.com/c"><text:span text:style-name="T49_8">://</text:span></text:a></text:span><text:span text:style-name="T49_9"><text:a xlink:type="simple" xlink:href="http://www.craftyy.com/c"><text:span text:style-name="T49_10">www</text:span></text:a></text:span><text:span text:style-name="T49_11"><text:a xlink:type="simple" xlink:href="http://www.craftyy.com/c"><text:span text:style-name="T49_12">.</text:span></text:a></text:span><text:span text:style-name="T49_13"><text:a xlink:type="simple" xlink:href="http://www.craftyy.com/c"><text:span text:style-name="T49_14">craftyy</text:span></text:a></text:span><text:span text:style-name="T49_15"><text:a xlink:type="simple" xlink:href="http://www.craftyy.com/c"><text:span text:style-name="T49_16">.</text:span></text:a></text:span><text:span text:style-name="T49_17"><text:a xlink:type="simple" xlink:href="http://www.craftyy.com/c"><text:span text:style-name="T49_18">com</text:span></text:a></text:span><text:span text:style-name="T49_19"><text:a xlink:type="simple" xlink:href="http://www.craftyy.com/c"><text:span text:style-name="T49_20">/</text:span></text:a></text:span><text:span text:style-name="T49_21"><text:a xlink:type="simple" xlink:href="http://www.craftyy.com/c"><text:span text:style-name="T49_22">c</text:span></text:a></text:span><text:span text:style-name="T49_23"><text:s/>?/)</text:span></text:p>
        </text:list-item>
        <text:list-item>
          <text:p text:style-name="P50"><text:span text:style-name="T50_1">Add</text:span><text:span text:style-name="T50_2"><text:s/></text:span><text:span text:style-name="T50_3">to</text:span><text:span text:style-name="T50_4"><text:s/></text:span><text:span text:style-name="T50_5">our</text:span><text:span text:style-name="T50_6"><text:s/></text:span><text:span text:style-name="T50_7">Wikipedia</text:span><text:span text:style-name="T50_8"><text:s/></text:span><text:span text:style-name="T50_9">Page</text:span></text:p>
        </text:list-item>
      </text:list>
      <text:p text:style-name="P51"><text:span text:style-name="T51_1"><text:line-break/></text:span><text:span text:style-name="T51_2">Week</text:span><text:span text:style-name="T51_3"><text:s/>6</text:span><text:span text:style-name="T51_4"><text:s/></text:span></text:p>
      <text:list text:style-name="LS6" xml:id="list15">
        <text:list-item>
          <text:p text:style-name="P52"><text:span text:style-name="T52_1">Open</text:span><text:span text:style-name="T52_2"><text:s/></text:span><text:span text:style-name="T52_3">Data</text:span><text:span text:style-name="T52_4"><text:s/></text:span><text:span text:style-name="T52_5">Mashing</text:span><text:span text:style-name="T52_6"><text:s/></text:span></text:p>
        </text:list-item>
        <text:list-item>
          <text:p text:style-name="P53"><text:span text:style-name="T53_1">Add</text:span><text:span text:style-name="T53_2"><text:s/></text:span><text:span text:style-name="T53_3">to</text:span><text:span text:style-name="T53_4"><text:s/></text:span><text:span text:style-name="T53_5">our</text:span><text:span text:style-name="T53_6"><text:s/></text:span><text:span text:style-name="T53_7">Wikipedia</text:span><text:span text:style-name="T53_8"><text:s/></text:span><text:span text:style-name="T53_9">Page</text:span></text:p>
        </text:list-item>
      </text:list>
      <text:p text:style-name="P54"/>
      <text:p text:style-name="P55"/>
      <text:p text:style-name="P56"><text:span text:style-name="T56_1">Week</text:span><text:span text:style-name="T56_2"><text:s/>7</text:span></text:p>
      <text:p text:style-name="P57"/>
      <text:list text:style-name="LS7" xml:id="list17">
        <text:list-item>
          <text:p text:style-name="P58"><text:span text:style-name="T58_1">Makey</text:span><text:span text:style-name="T58_2"><text:s/></text:span><text:span text:style-name="T58_3">Makey</text:span><text:span text:style-name="T58_4"><text:s/>-<text:s text:c="2"/></text:span><text:span text:style-name="T58_5">Web</text:span><text:span text:style-name="T58_6"><text:s/></text:span><text:span text:style-name="T58_7">Version</text:span></text:p>
        </text:list-item>
        <text:list-item>
          <text:p text:style-name="P59"><text:span text:style-name="T59_1">Add</text:span><text:span text:style-name="T59_2"><text:s/></text:span><text:span text:style-name="T59_3">to</text:span><text:span text:style-name="T59_4"><text:s/></text:span><text:span text:style-name="T59_5">our</text:span><text:span text:style-name="T59_6"><text:s/></text:span><text:span text:style-name="T59_7">Wikipedia</text:span><text:span text:style-name="T59_8"><text:s/></text:span><text:span text:style-name="T59_9">Page</text:span></text:p>
        </text:list-item>
      </text:list>
      <text:p text:style-name="P60"/>
      <text:p text:style-name="P61"/>
      <text:p text:style-name="P62"><text:span text:style-name="T62_1">Week</text:span><text:span text:style-name="T62_2"><text:s/>8</text:span></text:p>
      <text:p text:style-name="P63"/>
      <text:list text:style-name="LS8" xml:id="list19">
        <text:list-item>
          <text:p text:style-name="P64"><text:span text:style-name="T64_1">Popcorn</text:span><text:span text:style-name="T64_2"><text:s/></text:span><text:span text:style-name="T64_3">Maker</text:span><text:span text:style-name="T64_4"><text:s/>(</text:span><text:span text:style-name="T64_5">Templates</text:span><text:span text:style-name="T64_6">)</text:span></text:p>
        </text:list-item>
        <text:list-item>
          <text:p text:style-name="P65"><text:span text:style-name="T65_1">Add</text:span><text:span text:style-name="T65_2"><text:s/></text:span><text:span text:style-name="T65_3">to</text:span><text:span text:style-name="T65_4"><text:s/></text:span><text:span text:style-name="T65_5">our</text:span><text:span text:style-name="T65_6"><text:s/></text:span><text:span text:style-name="T65_7">Wikipedia</text:span><text:span text:style-name="T65_8"><text:s/></text:span><text:span text:style-name="T65_9">Page</text:span></text:p>
        </text:list-item>
      </text:list>
      <text:p text:style-name="P66"/>
      <text:p text:style-name="P67"/>
      <text:p text:style-name="P68"><text:span text:style-name="T68_1">Week</text:span><text:span text:style-name="T68_2"><text:s/>9</text:span></text:p>
      <text:p text:style-name="P69"/>
      <text:p text:style-name="P70"/>
      <text:list text:style-name="LS9" xml:id="list21">
        <text:list-item>
          <text:p text:style-name="P71"><text:span text:style-name="T71_1">Thanks</text:span><text:span text:style-name="T71_2"><text:s/></text:span><text:span text:style-name="T71_3">to</text:span><text:span text:style-name="T71_4"><text:s/></text:span><text:span text:style-name="T71_5">the</text:span><text:span text:style-name="T71_6"><text:s/></text:span><text:span text:style-name="T71_7">Wikipedia</text:span><text:span text:style-name="T71_8"><text:s/></text:span><text:span text:style-name="T71_9">project</text:span><text:span text:style-name="T71_10">,<text:s/></text:span><text:span text:style-name="T71_11">we</text:span><text:span text:style-name="T71_12"><text:s/></text:span><text:span text:style-name="T71_13">have</text:span><text:span text:style-name="T71_14"><text:s/></text:span><text:span text:style-name="T71_15">a</text:span><text:span text:style-name="T71_16"><text:s/></text:span><text:span text:style-name="T71_17">lot</text:span><text:span text:style-name="T71_18"><text:s/></text:span><text:span text:style-name="T71_19">of</text:span><text:span text:style-name="T71_20"><text:s/></text:span><text:span text:style-name="T71_21">stories</text:span><text:span text:style-name="T71_22">,<text:s/></text:span><text:span text:style-name="T71_23">history</text:span><text:span text:style-name="T71_24"><text:s/></text:span><text:span text:style-name="T71_25">and</text:span><text:span text:style-name="T71_26"><text:s/></text:span><text:span text:style-name="T71_27">information</text:span><text:span text:style-name="T71_28"><text:s/></text:span><text:span text:style-name="T71_29">about</text:span><text:span text:style-name="T71_30"><text:s/></text:span><text:span text:style-name="T71_31">our</text:span><text:span text:style-name="T71_32"><text:s/></text:span><text:span text:style-name="T71_33">school</text:span><text:span text:style-name="T71_34"><text:s/></text:span><text:span text:style-name="T71_35">and</text:span><text:span text:style-name="T71_36"><text:s/></text:span><text:span text:style-name="T71_37">it</text:span><text:span text:style-name="T71_38">’</text:span><text:span text:style-name="T71_39">s</text:span><text:span text:style-name="T71_40"><text:s/></text:span><text:span text:style-name="T71_41">place</text:span><text:span text:style-name="T71_42"><text:s/></text:span><text:span text:style-name="T71_43">in</text:span><text:span text:style-name="T71_44"><text:s/></text:span><text:span text:style-name="T71_45">Sooke</text:span><text:span text:style-name="T71_46"><text:s/>(</text:span><text:span text:style-name="T71_47">in</text:span><text:span text:style-name="T71_48"><text:s/></text:span><text:span text:style-name="T71_49">French</text:span><text:span text:style-name="T71_50"><text:s/></text:span><text:span text:style-name="T71_51">and</text:span><text:span text:style-name="T71_52"><text:s/></text:span><text:span text:style-name="T71_53">English</text:span><text:span text:style-name="T71_54">).<text:s text:c="2"/></text:span><text:span text:style-name="T71_55">We</text:span><text:span text:style-name="T71_56">’</text:span><text:span text:style-name="T71_57">ll</text:span><text:span text:style-name="T71_58"><text:s/></text:span><text:span text:style-name="T71_59">agree</text:span><text:span text:style-name="T71_60"><text:s/></text:span><text:span text:style-name="T71_61">to</text:span><text:span text:style-name="T71_62"><text:s/></text:span><text:span text:style-name="T71_63">create</text:span><text:span text:style-name="T71_64"><text:s/></text:span><text:span text:style-name="T71_65">a</text:span><text:span text:style-name="T71_66"><text:s/></text:span><text:span text:style-name="T71_67">historical</text:span><text:span text:style-name="T71_68"><text:s/></text:span><text:span text:style-name="T71_69">story</text:span><text:span text:style-name="T71_70"><text:s/></text:span><text:span text:style-name="T71_71">about</text:span><text:span text:style-name="T71_72"><text:s/>[</text:span><text:span text:style-name="T71_73">SOMETHING</text:span><text:span text:style-name="T71_74">]<text:s/></text:span><text:span text:style-name="T71_75">based</text:span><text:span text:style-name="T71_76"><text:s/></text:span><text:span text:style-name="T71_77">on</text:span><text:span text:style-name="T71_78"><text:s/></text:span><text:span text:style-name="T71_79">our</text:span><text:span text:style-name="T71_80"><text:s/></text:span><text:span text:style-name="T71_81">research</text:span><text:span text:style-name="T71_82">.<text:s text:c="2"/></text:span></text:p>
        </text:list-item>
        <text:list-item>
          <text:p text:style-name="P72"><text:span text:style-name="T72_1">Draft</text:span><text:span text:style-name="T72_2"><text:s/></text:span><text:span text:style-name="T72_3">Story</text:span><text:span text:style-name="T72_4"><text:s text:c="2"/>(</text:span><text:span text:style-name="T72_5">include</text:span><text:span text:style-name="T72_6"><text:s/></text:span><text:span text:style-name="T72_7">French</text:span><text:span text:style-name="T72_8"><text:s/></text:span><text:span text:style-name="T72_9">and</text:span><text:span text:style-name="T72_10"><text:s/></text:span><text:span text:style-name="T72_11">English</text:span><text:span text:style-name="T72_12"><text:s/></text:span><text:span text:style-name="T72_13">language</text:span><text:span text:style-name="T72_14">)</text:span></text:p>
        </text:list-item>
        <text:list-item>
          <text:p text:style-name="P73"><text:span text:style-name="T73_1">Discuss</text:span><text:span text:style-name="T73_2"><text:s/></text:span><text:span text:style-name="T73_3">how</text:span><text:span text:style-name="T73_4"><text:s/></text:span><text:span text:style-name="T73_5">we</text:span><text:span text:style-name="T73_6"><text:s/></text:span><text:span text:style-name="T73_7">can</text:span><text:span text:style-name="T73_8"><text:s/></text:span><text:span text:style-name="T73_9">share</text:span><text:span text:style-name="T73_10"><text:s/></text:span><text:span text:style-name="T73_11">this</text:span><text:span text:style-name="T73_12"><text:s/></text:span><text:span text:style-name="T73_13">story</text:span><text:span text:style-name="T73_14"><text:s/></text:span><text:span text:style-name="T73_15">on</text:span><text:span text:style-name="T73_16"><text:s/></text:span><text:span text:style-name="T73_17">the</text:span><text:span text:style-name="T73_18"><text:s/></text:span><text:span text:style-name="T73_19">web</text:span><text:span text:style-name="T73_20">?(</text:span><text:span text:style-name="T73_21">stop</text:span><text:span text:style-name="T73_22"><text:s text:c="2"/></text:span><text:span text:style-name="T73_23">motion</text:span><text:span text:style-name="T73_24"><text:s/></text:span><text:span text:style-name="T73_25">video</text:span><text:span text:style-name="T73_26">,<text:s/></text:span><text:span text:style-name="T73_27">acting</text:span><text:span text:style-name="T73_28"><text:s/></text:span><text:span text:style-name="T73_29">out</text:span><text:span text:style-name="T73_30"><text:s/></text:span><text:span text:style-name="T73_31">scenes</text:span><text:span text:style-name="T73_32">?<text:s/></text:span><text:span text:style-name="T73_33">through</text:span><text:span text:style-name="T73_34"><text:s/></text:span><text:span text:style-name="T73_35">images</text:span><text:span text:style-name="T73_36">,<text:s/></text:span><text:span text:style-name="T73_37">maps</text:span><text:span text:style-name="T73_38">,<text:s/></text:span><text:span text:style-name="T73_39">photos</text:span><text:span text:style-name="T73_40"><text:s/>?<text:s text:c="2"/></text:span><text:span text:style-name="T73_41">Newspaper</text:span><text:span text:style-name="T73_42"><text:s/></text:span><text:span text:style-name="T73_43">articles</text:span><text:span text:style-name="T73_44">?<text:s/></text:span><text:span text:style-name="T73_45">all</text:span><text:span text:style-name="T73_46"><text:s/></text:span><text:span text:style-name="T73_47">of</text:span><text:span text:style-name="T73_48"><text:s/></text:span><text:span text:style-name="T73_49">these</text:span><text:span text:style-name="T73_50">?)</text:span></text:p>
        </text:list-item>
      </text:list>
      <text:p text:style-name="P74"/>
      <text:p text:style-name="P75"><text:span text:style-name="T75_1">Take</text:span><text:span text:style-name="T75_2">-</text:span><text:span text:style-name="T75_3">home</text:span><text:span text:style-name="T75_4">:<text:s text:c="2"/></text:span><text:span text:style-name="T75_5">start</text:span><text:span text:style-name="T75_6"><text:s/></text:span><text:span text:style-name="T75_7">planning</text:span><text:span text:style-name="T75_8"><text:s/>‘</text:span><text:span text:style-name="T75_9">in</text:span><text:span text:style-name="T75_10"><text:s/></text:span><text:span text:style-name="T75_11">our</text:span><text:span text:style-name="T75_12"><text:s/></text:span><text:span text:style-name="T75_13">heads</text:span><text:span text:style-name="T75_14">’.</text:span></text:p>
      <text:p text:style-name="P76"/>
      <text:p text:style-name="P77"><text:span text:style-name="T77_1">Week</text:span><text:span text:style-name="T77_2"><text:s/>10</text:span></text:p>
      <text:p text:style-name="P78"/>
      <text:list text:style-name="LS10" xml:id="list24">
        <text:list-item>
          <text:p text:style-name="P79"><text:span text:style-name="T79_1">Map</text:span><text:span text:style-name="T79_2"><text:s/></text:span><text:span text:style-name="T79_3">out</text:span><text:span text:style-name="T79_4"><text:s/></text:span><text:span text:style-name="T79_5">scenes</text:span><text:span text:style-name="T79_6"><text:s/></text:span><text:span text:style-name="T79_7">and</text:span><text:span text:style-name="T79_8"><text:s/></text:span><text:span text:style-name="T79_9">what</text:span><text:span text:style-name="T79_10"><text:s/></text:span><text:span text:style-name="T79_11">we</text:span><text:span text:style-name="T79_12">’</text:span><text:span text:style-name="T79_13">ll</text:span><text:span text:style-name="T79_14"><text:s/></text:span><text:span text:style-name="T79_15">do</text:span><text:span text:style-name="T79_16"><text:s/></text:span><text:span text:style-name="T79_17">with</text:span><text:span text:style-name="T79_18"><text:s/></text:span><text:span text:style-name="T79_19">each</text:span></text:p>
        </text:list-item>
        <text:list-item>
          <text:p text:style-name="P80"><text:span text:style-name="T80_1">Storyboard</text:span><text:span text:style-name="T80_2"><text:s/></text:span><text:span text:style-name="T80_3">as</text:span><text:span text:style-name="T80_4"><text:s/></text:span><text:span text:style-name="T80_5">a</text:span><text:span text:style-name="T80_6"><text:s/></text:span><text:span text:style-name="T80_7">group</text:span><text:span text:style-name="T80_8"><text:s/>(</text:span><text:span text:style-name="T80_9">a</text:span><text:span text:style-name="T80_10"><text:s/></text:span><text:span text:style-name="T80_11">scene</text:span><text:span text:style-name="T80_12"><text:s/></text:span><text:span text:style-name="T80_13">per</text:span><text:span text:style-name="T80_14"><text:s/></text:span><text:span text:style-name="T80_15">person</text:span><text:span text:style-name="T80_16">?<text:s text:c="2"/></text:span><text:span text:style-name="T80_17">not</text:span><text:span text:style-name="T80_18"><text:s/></text:span><text:span text:style-name="T80_19">sure</text:span><text:span text:style-name="T80_20">)</text:span></text:p>
        </text:list-item>
      </text:list>
      <text:p text:style-name="P81"/>
      <text:p text:style-name="P82"><text:span text:style-name="T82_1">Take</text:span><text:span text:style-name="T82_2">-</text:span><text:span text:style-name="T82_3">home</text:span><text:span text:style-name="T82_4">:<text:s text:c="2"/></text:span><text:span text:style-name="T82_5">each</text:span><text:span text:style-name="T82_6"><text:s/></text:span><text:span text:style-name="T82_7">person</text:span><text:span text:style-name="T82_8"><text:s/></text:span><text:span text:style-name="T82_9">plan</text:span><text:span text:style-name="T82_10"><text:s/></text:span><text:span text:style-name="T82_11">a</text:span><text:span text:style-name="T82_12"><text:s/></text:span><text:span text:style-name="T82_13">scene</text:span><text:span text:style-name="T82_14">?<text:s text:c="2"/>(</text:span><text:span text:style-name="T82_15">again</text:span><text:span text:style-name="T82_16"><text:s/></text:span><text:span text:style-name="T82_17">not</text:span><text:span text:style-name="T82_18"><text:s/></text:span><text:span text:style-name="T82_19">sure</text:span><text:span text:style-name="T82_20"><text:s/>-<text:s/></text:span><text:span text:style-name="T82_21">played</text:span><text:span text:style-name="T82_22"><text:s/></text:span><text:span text:style-name="T82_23">by</text:span><text:span text:style-name="T82_24"><text:s/></text:span><text:span text:style-name="T82_25">ear</text:span><text:span text:style-name="T82_26">,<text:s/></text:span><text:span text:style-name="T82_27">maybe</text:span><text:span text:style-name="T82_28"><text:s/></text:span><text:span text:style-name="T82_29">groups</text:span><text:span text:style-name="T82_30">)</text:span></text:p>
      <text:p text:style-name="P83"/>
      <text:p text:style-name="P84"><text:span text:style-name="T84_1">Week</text:span><text:span text:style-name="T84_2"><text:s/>11,<text:s/>12</text:span></text:p>
      <text:p text:style-name="P85"/>
      <text:list text:style-name="LS11" xml:id="list26">
        <text:list-item>
          <text:p text:style-name="P86"><text:span text:style-name="T86_1">Video</text:span><text:span text:style-name="T86_2"><text:s/></text:span><text:span text:style-name="T86_3">Scenes</text:span></text:p>
        </text:list-item>
      </text:list>
      <text:p text:style-name="P87"/>
      <text:p text:style-name="P88"><text:span text:style-name="T88_1">Week</text:span><text:span text:style-name="T88_2"><text:s/>13<text:s/>(</text:span><text:span text:style-name="T88_3">I</text:span><text:span text:style-name="T88_4"><text:s/></text:span><text:span text:style-name="T88_5">will</text:span><text:span text:style-name="T88_6"><text:s/></text:span><text:span text:style-name="T88_7">have</text:span><text:span text:style-name="T88_8"><text:s/></text:span><text:span text:style-name="T88_9">put</text:span><text:span text:style-name="T88_10"><text:s/></text:span><text:span text:style-name="T88_11">them</text:span><text:span text:style-name="T88_12"><text:s/></text:span><text:span text:style-name="T88_13">together</text:span><text:span text:style-name="T88_14">)</text:span></text:p>
      <text:p text:style-name="P89"/>
      <text:list text:style-name="LS12" xml:id="list27">
        <text:list-item>
          <text:p text:style-name="P90"><text:span text:style-name="T90_1">Demo</text:span><text:span text:style-name="T90_2"><text:s/></text:span><text:span text:style-name="T90_3">to</text:span><text:span text:style-name="T90_4"><text:s/></text:span><text:span text:style-name="T90_5">group</text:span></text:p>
        </text:list-item>
        <text:list-item>
          <text:p text:style-name="P91"><text:span text:style-name="T91_1">Popcorn</text:span><text:span text:style-name="T91_2"><text:s/></text:span><text:span text:style-name="T91_3">our</text:span><text:span text:style-name="T91_4"><text:s/></text:span><text:span text:style-name="T91_5">video</text:span><text:span text:style-name="T91_6"><text:s/></text:span></text:p>
        </text:list-item>
      </text:list>
      <text:p text:style-name="P92"/>
      <text:p text:style-name="P93"><text:span text:style-name="T93_1">We</text:span><text:span text:style-name="T93_2"><text:s/></text:span><text:span text:style-name="T93_3">will</text:span><text:span text:style-name="T93_4"><text:s/></text:span><text:span text:style-name="T93_5">present</text:span><text:span text:style-name="T93_6"><text:s/></text:span><text:span text:style-name="T93_7">this</text:span><text:span text:style-name="T93_8"><text:s/></text:span><text:span text:style-name="T93_9">to</text:span><text:span text:style-name="T93_10"><text:s/></text:span><text:span text:style-name="T93_11">the</text:span><text:span text:style-name="T93_12"><text:s/></text:span><text:span text:style-name="T93_13">school</text:span><text:span text:style-name="T93_14"><text:s/></text:span><text:span text:style-name="T93_15">at</text:span><text:span text:style-name="T93_16"><text:s/></text:span><text:span text:style-name="T93_17">some</text:span><text:span text:style-name="T93_18"><text:s/></text:span><text:span text:style-name="T93_19">point</text:span><text:span text:style-name="T93_20">.</text:span></text:p>
      <text:p text:style-name="P94"/>
      <text:p text:style-name="P95"><text:span text:style-name="T95_1">Week</text:span><text:span text:style-name="T95_2"><text:s/>14</text:span></text:p>
      <text:p text:style-name="P96"/>
      <text:list text:style-name="LS13" xml:id="list29">
        <text:list-item>
          <text:p text:style-name="P97"><text:span text:style-name="T97_1">Introduction</text:span><text:span text:style-name="T97_2"><text:s/></text:span><text:span text:style-name="T97_3">to</text:span><text:span text:style-name="T97_4"><text:s/></text:span><text:span text:style-name="T97_5">programming</text:span><text:span text:style-name="T97_6"><text:s/>(</text:span><text:span text:style-name="T97_7">Python</text:span><text:span text:style-name="T97_8">)<text:s text:c="2"/></text:span></text:p>
        </text:list-item>
      </text:list>
      <text:p text:style-name="P98"/>
      <text:p text:style-name="P99"/>
      <text:p text:style-name="P100"><text:span text:style-name="T100_1">Outcome</text:span></text:p>
      <text:list text:style-name="LS14" xml:id="list30">
        <text:list-item>
          <text:p text:style-name="P101"><text:span text:style-name="T101_1">Children</text:span><text:span text:style-name="T101_2"><text:s/></text:span><text:span text:style-name="T101_3">comprehend</text:span><text:span text:style-name="T101_4"><text:s/></text:span><text:span text:style-name="T101_5">their</text:span><text:span text:style-name="T101_6"><text:s/></text:span><text:span text:style-name="T101_7">ability</text:span><text:span text:style-name="T101_8"><text:s/></text:span><text:span text:style-name="T101_9">to</text:span><text:span text:style-name="T101_10"><text:s/></text:span><text:span text:style-name="T101_11">manipulate</text:span><text:span text:style-name="T101_12"><text:s/></text:span><text:span text:style-name="T101_13">the</text:span><text:span text:style-name="T101_14"><text:s/></text:span><text:span text:style-name="T101_15">Open</text:span><text:span text:style-name="T101_16"><text:s/></text:span><text:span text:style-name="T101_17">Web</text:span></text:p>
        </text:list-item>
        <text:list-item>
          <text:p text:style-name="P102"><text:span text:style-name="T102_1">Children</text:span><text:span text:style-name="T102_2"><text:s/></text:span><text:span text:style-name="T102_3">have</text:span><text:span text:style-name="T102_4"><text:s/></text:span><text:span text:style-name="T102_5">basic</text:span><text:span text:style-name="T102_6"><text:s/></text:span><text:span text:style-name="T102_7">skills</text:span><text:span text:style-name="T102_8"><text:s/></text:span><text:span text:style-name="T102_9">to</text:span><text:span text:style-name="T102_10"><text:s/></text:span><text:span text:style-name="T102_11">do</text:span><text:span text:style-name="T102_12"><text:s/></text:span><text:span text:style-name="T102_13">so</text:span><text:span text:style-name="T102_14"><text:s/>(</text:span><text:span text:style-name="T102_15">HTML</text:span><text:span text:style-name="T102_16">,<text:s/></text:span><text:span text:style-name="T102_17">CSS</text:span><text:span text:style-name="T102_18">,<text:s/></text:span><text:span text:style-name="T102_19">Editing</text:span><text:span text:style-name="T102_20"><text:s/></text:span><text:span text:style-name="T102_21">a</text:span><text:span text:style-name="T102_22"><text:s/></text:span><text:span text:style-name="T102_23">Wiki</text:span><text:span text:style-name="T102_24">,<text:s/></text:span><text:span text:style-name="T102_25">Web</text:span><text:span text:style-name="T102_26"><text:s/></text:span><text:span text:style-name="T102_27">Native</text:span><text:span text:style-name="T102_28"><text:s/></text:span><text:span text:style-name="T102_29">Video</text:span><text:span text:style-name="T102_30">)</text:span></text:p>
        </text:list-item>
        <text:list-item>
          <text:p text:style-name="P103"><text:span text:style-name="T103_1">Wikipedia</text:span><text:span text:style-name="T103_2"><text:s/></text:span><text:span text:style-name="T103_3">page</text:span><text:span text:style-name="T103_4"><text:s/></text:span><text:span text:style-name="T103_5">rich</text:span><text:span text:style-name="T103_6"><text:s/></text:span><text:span text:style-name="T103_7">in</text:span><text:span text:style-name="T103_8"><text:s/></text:span><text:span text:style-name="T103_9">stories</text:span><text:span text:style-name="T103_10">,<text:s/></text:span><text:span text:style-name="T103_11">history</text:span><text:span text:style-name="T103_12">,<text:s/></text:span><text:span text:style-name="T103_13">facts</text:span><text:span text:style-name="T103_14">,<text:s/></text:span><text:span text:style-name="T103_15">photos</text:span><text:span text:style-name="T103_16"><text:s/></text:span><text:span text:style-name="T103_17">and</text:span><text:span text:style-name="T103_18"><text:s/></text:span><text:span text:style-name="T103_19">in</text:span><text:span text:style-name="T103_20"><text:s/></text:span><text:span text:style-name="T103_21">both</text:span><text:span text:style-name="T103_22"><text:s/></text:span><text:span text:style-name="T103_23">languages</text:span><text:span text:style-name="T103_24"><text:s/></text:span><text:span text:style-name="T103_25">for</text:span><text:span text:style-name="T103_26"><text:s/></text:span><text:span text:style-name="T103_27">our</text:span><text:span text:style-name="T103_28"><text:s/></text:span><text:span text:style-name="T103_29">school</text:span></text:p>
        </text:list-item>
        <text:list-item>
          <text:p text:style-name="P104"><text:span text:style-name="T104_1">A</text:span><text:span text:style-name="T104_2"><text:s/></text:span><text:span text:style-name="T104_3">web</text:span><text:span text:style-name="T104_4"><text:s/></text:span><text:span text:style-name="T104_5">native</text:span><text:span text:style-name="T104_6"><text:s/></text:span><text:span text:style-name="T104_7">video</text:span><text:span text:style-name="T104_8"><text:s/></text:span><text:span text:style-name="T104_9">based</text:span><text:span text:style-name="T104_10"><text:s/></text:span><text:span text:style-name="T104_11">on</text:span><text:span text:style-name="T104_12"><text:s/></text:span><text:span text:style-name="T104_13">Wikipedia</text:span><text:span text:style-name="T104_14"><text:s/></text:span><text:span text:style-name="T104_15">facts</text:span><text:span text:style-name="T104_16">,<text:s/></text:span><text:span text:style-name="T104_17">or</text:span><text:span text:style-name="T104_18"><text:s/></text:span><text:span text:style-name="T104_19">stories</text:span><text:span text:style-name="T104_20"><text:s/></text:span><text:span text:style-name="T104_21">for</text:span><text:span text:style-name="T104_22"><text:s/></text:span><text:span text:style-name="T104_23">our</text:span><text:span text:style-name="T104_24"><text:s/></text:span><text:span text:style-name="T104_25">schoo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4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4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4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